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loext:graphic-properties draw:fill="solid" draw:fill-color="#2a6099"/>
    </style:style>
    <style:style style:name="P2" style:family="paragraph">
      <style:paragraph-properties fo:text-align="justify"/>
    </style:style>
    <style:style style:name="P3" style:family="paragraph">
      <loext:graphic-properties draw:fill="none" draw:fill-color="#ffffff"/>
      <style:paragraph-properties style:writing-mode="lr-tb"/>
      <style:text-properties style:font-name="Ubuntu" fo:font-size="15pt" style:font-size-asian="15pt" style:font-size-complex="15pt"/>
    </style:style>
    <style:style style:name="P4" style:family="paragraph">
      <style:paragraph-properties style:writing-mode="lr-tb"/>
    </style:style>
    <style:style style:name="P5" style:family="paragraph">
      <loext:graphic-properties draw:fill="none" draw:fill-color="#ffffff"/>
    </style:style>
    <style:style style:name="P6" style:family="paragraph">
      <loext:graphic-properties draw:fill="solid" draw:fill-color="#2a6099"/>
      <style:paragraph-properties style:writing-mode="lr-tb"/>
      <style:text-properties fo:color="#ffffff" loext:opacity="100%" style:font-name="Ubuntu" fo:font-size="15pt" style:font-size-asian="15pt" style:font-size-complex="15pt"/>
    </style:style>
    <style:style style:name="P7" style:family="paragraph">
      <loext:graphic-properties draw:fill="solid" draw:fill-color="#2a6099"/>
      <style:paragraph-properties style:writing-mode="lr-tb"/>
      <style:text-properties fo:color="#ffffff" loext:opacity="100%" style:font-name="Ubuntu" fo:font-size="20pt" fo:font-weight="bold" style:font-size-asian="20pt" style:font-weight-asian="bold" style:font-size-complex="20pt" style:font-weight-complex="bold"/>
    </style:style>
    <style:style style:name="T1" style:family="text">
      <style:text-properties fo:color="#2a6099" loext:opacity="100%" style:font-name="Ubuntu" fo:font-size="15pt" fo:font-weight="bold" style:font-size-asian="15pt" style:font-weight-asian="bold" style:font-size-complex="15pt" style:font-weight-complex="bold"/>
    </style:style>
    <style:style style:name="T2" style:family="text">
      <style:text-properties fo:color="#333333" loext:opacity="100%" style:font-name="Ubuntu" fo:font-size="13pt" fo:font-weight="normal" style:font-size-asian="13pt" style:font-weight-asian="normal" style:font-size-complex="13pt" style:font-weight-complex="normal"/>
    </style:style>
    <style:style style:name="T3" style:family="text">
      <style:text-properties style:font-name="Ubuntu" fo:font-size="13pt" style:font-size-asian="13pt" style:font-size-complex="13pt"/>
    </style:style>
    <style:style style:name="T4" style:family="text">
      <style:text-properties fo:color="#2a6099" loext:opacity="100%" style:font-name="Ubuntu" fo:font-size="20pt" fo:font-weight="bold" style:font-size-asian="20pt" style:font-weight-asian="bold" style:font-size-complex="20pt" style:font-weight-complex="bold"/>
    </style:style>
    <style:style style:name="T5" style:family="text">
      <style:text-properties fo:color="#333333" loext:opacity="100%" style:font-name="Ubuntu" fo:font-size="13pt" style:font-size-asian="13pt" style:font-size-complex="13pt"/>
    </style:style>
    <style:style style:name="T6" style:family="text">
      <style:text-properties fo:color="#ffffff" loext:opacity="100%" style:font-name="Ubuntu" fo:font-size="20pt" fo:font-weight="bold" style:font-size-asian="20pt" style:font-weight-asian="bold" style:font-size-complex="20pt" style:font-weight-complex="bold"/>
    </style:style>
    <style:style style:name="T7" style:family="text">
      <style:text-properties fo:color="#ffffff" loext:opacity="100%" style:font-name="Ubuntu" fo:font-size="15pt" style:font-size-asian="15pt" style:font-size-complex="15pt"/>
    </style:style>
    <style:style style:name="T8" style:family="text">
      <style:text-properties fo:color="#ffffff" loext:opacity="100%" style:font-name="Ubuntu" fo:font-size="15pt" fo:font-weight="bold" style:font-size-asian="15pt" style:font-weight-asian="bold" style:font-size-complex="15pt" style:font-weight-complex="bold"/>
    </style:style>
    <style:style style:name="gr1" style:family="graphic">
      <style:graphic-properties draw:stroke="none" svg:stroke-color="#000000" draw:fill="solid" draw:fill-color="#2a6099" fo:min-height="0.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a933" draw:fill="none" draw:fill-color="#ffffff" fo:min-height="0.8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a933" draw:fill="none" draw:fill-color="#ffffff" fo:min-height="1.2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a933" draw:fill="none" draw:fill-color="#ffffff" fo:min-height="2.5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a933" draw:fill="none" draw:fill-color="#ffffff" fo:min-height="1.3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3465a4" draw:fill="solid" draw:fill-color="#2a6099" fo:min-height="11.25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2a6099" fo:min-height="11.6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0" draw:name="Text Frame 1" draw:style-name="gr8" draw:text-style-name="P7" svg:width="2.8949in" svg:height="11.6925in" svg:x="-0.8516in" svg:y="-0.7874in"><draw:text-box><text:p/></draw:text-box></draw:frame><draw:frame text:anchor-type="paragraph" draw:z-index="1" draw:name="Text Frame 2" draw:style-name="gr7" draw:text-style-name="P6" svg:width="2.5732in" svg:height="11.2504in" svg:x="-0.6327in" svg:y="-0.5783in"><draw:text-box><text:p><text:span text:style-name="T6"/></text:p><text:p><text:span text:style-name="T6"/></text:p><text:p><text:span text:style-name="T6">INFORMACIÓN DE CONTACTO</text:span></text:p><text:p><text:span text:style-name="T7"/></text:p><text:p><text:span text:style-name="T8">Email</text:span></text:p><text:p><text:span text:style-name="T7">mjavierrt14@gmail.com</text:span></text:p><text:p><text:span text:style-name="T7"/></text:p><text:p><text:span text:style-name="T8">Dirección: </text:span><text:span text:style-name="T7"><text:line-break/></text:span><text:span text:style-name="T7">Ibarra, Ecuador</text:span></text:p><text:p><text:span text:style-name="T7"/></text:p><text:p><text:span text:style-name="T8">Teléfono:</text:span><text:span text:style-name="T7"><text:line-break/></text:span><text:span text:style-name="T7">+593 99 262 3321</text:span></text:p><text:p><text:span text:style-name="T7"/></text:p><text:p><text:span text:style-name="T7"/></text:p><text:p><text:span text:style-name="T6"/></text:p><text:p><text:span text:style-name="T6"/></text:p><text:p><text:span text:style-name="T6">HABILIDADES</text:span></text:p><text:p><text:span text:style-name="T7"/></text:p><text:p><text:span text:style-name="T7">Desarrollo web</text:span></text:p><text:p><text:span text:style-name="T7"/></text:p><text:p><text:span text:style-name="T7">SCRUM</text:span></text:p><text:p><text:span text:style-name="T7"/></text:p><text:p><text:span text:style-name="T7">BDD</text:span></text:p><text:p><text:span text:style-name="T7"/></text:p><text:p><text:span text:style-name="T7">Empatía</text:span></text:p><text:p><text:span text:style-name="T7"/></text:p><text:p><text:span text:style-name="T7">Pensamiento lógico</text:span></text:p><text:p><text:span text:style-name="T7"/></text:p><text:p><text:span text:style-name="T7">Capacidad de análisis</text:span></text:p><text:p><text:span text:style-name="T7"/></text:p><text:p><text:span text:style-name="T7">Iniciativas para compartir con el equipo</text:span></text:p><text:p><text:span text:style-name="T7"/></text:p><text:p><text:span text:style-name="T7">Pasión por enseñar</text:span></text:p><text:p><text:span text:style-name="T7"/></text:p><text:p><text:span text:style-name="T7">Inglés intermedio</text:span></text:p></draw:text-box></draw:frame><draw:frame text:anchor-type="paragraph" draw:z-index="2" draw:name="Text Frame 3" draw:style-name="gr6" draw:text-style-name="P5" svg:width="5.1252in" svg:height="10.7504in" svg:x="2.211in" svg:y="-0.1618in"><draw:text-box><text:p/></draw:text-box></draw:frame><draw:frame text:anchor-type="paragraph" draw:z-index="3" draw:name="Text Frame 4" draw:style-name="gr5" draw:text-style-name="P3" svg:width="5.1252in" svg:height="1.3232in" svg:x="2.211in" svg:y="-0.1618in"><draw:text-box><text:p><text:span text:style-name="T4">MARLON JAVIER RUIZ TARUCHAIN</text:span></text:p><text:p><text:span text:style-name="T5"><text:a xlink:href="mailto:mjavierrt14@gmail.com" xlink:type="simple">mjavierrt14@gmail.com</text:a></text:span></text:p><text:p><text:span text:style-name="T5"/></text:p></draw:text-box></draw:frame><draw:frame text:anchor-type="paragraph" draw:z-index="4" draw:name="Text Frame 5" draw:style-name="gr4" draw:text-style-name="P3" svg:width="5.126in" svg:height="2.5106in" svg:x="2.2102in" svg:y="1.3071in"><draw:text-box><text:p><text:span text:style-name="T1">Perfil</text:span></text:p><text:p text:style-name="P2"><text:span text:style-name="T2">Ecuatoriano desarrollador de software con 4 años de experiencia, profundizando mis destrezas especializándome el diseño web, backend. Las habilidades adquiridas en la ciencia de la computación son crear aplicaciones de para dispositivos móviles, sitios web, plataformas web, landing pages, bases de datos. Me gustan los desafíos y superarme a mí mismo involucrándome en proyectos sin miedo a aprender nuevas tecnologías y nunca perder la oportunidad de ganar nuevos conocimientos, así que puedo realizar tareas de mediana y alta complejidad.</text:span></text:p></draw:text-box></draw:frame><draw:frame text:anchor-type="paragraph" draw:z-index="5" draw:name="Text Frame 6" draw:style-name="gr3" draw:text-style-name="P3" svg:width="5.126in" svg:height="1.2752in" svg:x="2.211in" svg:y="4.0571in"><draw:text-box><text:p><text:span text:style-name="T1">BITPROY (2021 <text:s/>- 2023)</text:span></text:p><text:p text:style-name="P2"><text:span text:style-name="T2">Programador utilizando tecnologías web para el frontend asi como APIs nativas de javascript para mejorar el redimiento y optimización de procesos, desarrollo de aplicaciones móviles híbridas con React Native – Expo. Supervisor de proyectos Web y Móviles</text:span></text:p></draw:text-box></draw:frame><draw:frame text:anchor-type="paragraph" draw:z-index="6" draw:name="Text Frame 8" draw:style-name="gr2" draw:text-style-name="P3" svg:width="5.126in" svg:height="0.8024in" svg:x="2.2102in" svg:y="5.6299in"><draw:text-box><text:p text:style-name="P4"><text:span text:style-name="T1">FREELANCER (2020 - Ahora)</text:span></text:p><text:p text:style-name="P4"><text:span text:style-name="T3">Programador backend con <text:s/>python usando el framework Flask y aprendiz de Ciencia de datos</text:span></text:p></draw:text-box></draw:frame><draw:frame text:anchor-type="paragraph" draw:z-index="7" draw:name="Text Frame 9" draw:style-name="gr2" draw:text-style-name="P3" svg:width="5.126in" svg:height="0.8024in" svg:x="2.2102in" svg:y="6.6717in"><draw:text-box><text:p><text:span text:style-name="T1">Portafolio</text:span></text:p><text:p text:style-name="P2"><text:span text:style-name="T2"><text:a xlink:href="https://marlon-rt14.github.io/" xlink:type="simple">https://marlon-rt14.github.io</text:a></text:span></text:p><text:p text:style-name="P2"><text:span text:style-name="T2"/></text:p></draw:text-box></draw:frame><draw:frame text:anchor-type="paragraph" draw:z-index="8" draw:name="Text Frame 10" draw:style-name="gr1" draw:text-style-name="P1" svg:width="8.2677in" svg:height="0.3543in" svg:x="-0.9661in" svg:y="-0.7874in"><draw:text-box><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4T16:55:27.521206760</meta:creation-date>
    <dc:date>2023-04-21T12:19:35.094947382</dc:date>
    <meta:editing-duration>PT38M19S</meta:editing-duration>
    <meta:editing-cycles>9</meta:editing-cycles>
    <meta:generator>LibreOffice/7.3.7.2$Linux_X86_64 LibreOffice_project/30$Build-2</meta:generator>
    <meta:document-statistic meta:table-count="0" meta:image-count="0" meta:object-count="0" meta:page-count="1" meta:paragraph-count="0" meta:word-count="0" meta:character-count="0" meta:non-whitespace-character-count="0"/>
  </office:meta>
</office:document-meta>
</file>